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Heading_20_1">
      <style:paragraph-properties fo:keep-with-next="always"/>
      <style:text-properties style:font-name="Cambria" fo:language="ru" fo:country="RU" style:font-name-asian="Arial Unicode MS" style:font-name-complex="Mangal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fo:font-weight="bold"/>
    </style:style>
    <style:style style:name="T7" style:family="text">
      <style:text-properties fo:color="#000000"/>
    </style:style>
    <style:style style:name="T8" style:family="text">
      <style:text-properties fo:color="#000000" fo:font-style="italic"/>
    </style:style>
    <style:style style:name="T9" style:family="text">
      <style:text-properties fo:color="#000000" fo:font-style="italic" fo:font-weight="bold"/>
    </style:style>
    <style:style style:name="T10" style:family="text">
      <style:text-properties fo:color="#000000" fo:language="en" fo:country="US" fo:font-style="italic" fo:font-weight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images/0634.png" xlink:type="simple" xlink:show="embed" xlink:actuate="onLoad"/></draw:frame></text:p>
          </table:table-cell>
          <table:table-cell table:style-name="Table1.B1" office:value-type="string">
            <text:h text:style-name="P4" text:outline-level="1">Насос с подпиткой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h text:style-name="P5" text:outline-level="1">(Насос с выходом по перепаду давлений)</text:h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5cm" svg:height="1.191cm" draw:z-index="1"><draw:image xlink:href="../images/0634s.png" xlink:type="simple" xlink:show="embed" xlink:actuate="onLoad"/></draw:frame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математическую модель насоса c регулируемым рабочим объемом в составе гидропривода с короткими трубопроводами. Основной регулируемой величиной в данной модели принята разность давлений в гидролиниях управления гидродвигателем, которая пропорциональна гидромеханическому моменту гидромотора или силе на штоке гидроцилиндра. Формирует силовое воздействие на вал насоса (на приводной двигатель) по моменту. </text:p>
            <text:p text:style-name="P3">При моделировании ГП с сосредоточенными параметрами коэффициенты утечек и перетечек, заданные в данном модуле могут учитывать суммарные объемные потери насоса и гидродвигателя. </text:p>
            <text:p text:style-name="P3">Устройства подпитки и ограничения давлений учитываются во внешних модулях. </text:p>
            <text:p text:style-name="P3">При применении модели приводного двигателя неограниченной мощности полагать OMn<text:span text:style-name="T1">=</text:span>const. </text:p>
            <text:p text:style-name="P3">Блок имеет <text:span text:style-name="T3">3</text:span> входных порта и <text:span text:style-name="T3">2 </text:span>выходных порта. </text:p>
            <text:p text:style-name="P3"><text:span text:style-name="T4">Входные порты</text:span>:</text:p>
            <text:p text:style-name="P3">На 1-ый входной порт (слева) подается сигнал, соответствующий скорости вала насоса <text:span text:style-name="T6">Omn</text:span>;</text:p>
            <text:p text:style-name="P3">На 2-ой входной порт (слева) подается <text:span text:style-name="T1">векторный</text:span> сигнал, соответствующий расходам рабочей жидкости <text:span text:style-name="T6">Qd</text:span><text:span text:style-name="T2">1</text:span> и <text:span text:style-name="T6">Qd</text:span><text:span text:style-name="T2">2</text:span> , подаваемых в трубопроводы от ГД;</text:p>
            <text:p text:style-name="P3">На 3-ий входной порт (слева) подается сигнал, соответствующий углу поворота <text:span text:style-name="T6">g</text:span> регулирующего органа насоса.</text:p>
            <text:p text:style-name="P3"><text:span text:style-name="T4">Выходные порты</text:span>:</text:p>
            <text:p text:style-name="P3">На 1-ом выходном порте (справа) формируется <text:span text:style-name="T1">векторный</text:span> сигнал, соответствующий давлениям рабочей жидкости <text:span text:style-name="T6">P</text:span><text:span text:style-name="T2">1</text:span> и <text:span text:style-name="T6">P</text:span><text:span text:style-name="T2">2</text:span> в полостях насоса;</text:p>
            <text:p text:style-name="P3">На 2-ом выходном порте (справа) формируется сигнал, соответствующий моменту <text:soft-page-break/><text:span text:style-name="T6">Mn</text:span> на валу насоса; </text:p>
            <text:p text:style-name="P3">На 3-ем выходном порте (справа) формируется сигнал, соответствующий перепаду давлений <text:span text:style-name="T6">dtp</text:span> между полостями насоса. </text:p>
            <text:p text:style-name="P3"><text:span text:style-name="T4">Свойства</text:span>:</text:p>
            <text:list xml:id="list2808260006288307092" text:style-name="L1">
              <text:list-item>
                <text:p text:style-name="P6"><text:span text:style-name="T8">Максимальный угол поворота регулирующего органа насоса </text:span><text:span text:style-name="T6">gmax</text:span><text:span text:style-name="T7">, рад</text:span>;</text:p>
              </text:list-item>
              <text:list-item>
                <text:p text:style-name="P6"><text:span text:style-name="T8">Характерный объем насоса </text:span><text:span text:style-name="T6">wn</text:span><text:span text:style-name="T7">, м^3/рад</text:span>;</text:p>
              </text:list-item>
              <text:list-item>
                <text:p text:style-name="P6"><text:span text:style-name="T8">Коэффициент утечек в дренаж </text:span><text:span text:style-name="T6">Ly</text:span>, м^3*с/Па;</text:p>
              </text:list-item>
              <text:list-item>
                <text:p text:style-name="P6"><text:span text:style-name="T8">Коэффициент перетечек между полостями </text:span><text:span text:style-name="T10">Lp</text:span>, м^3*с/Па</text:p>
              </text:list-item>
              <text:list-item>
                <text:p text:style-name="P6"><text:span text:style-name="T8">Тип насоса </text:span><text:span text:style-name="T7">(аксиально-поршневой, аксиально-плунжерный, радиально-поршневой).</text:span></text:p>
              </text:list-item>
              <text:list-item>
                <text:p text:style-name="P6"><text:span text:style-name="T8">Модуль объемной упругости рабочей жидкости</text:span><text:span text:style-name="T7"> </text:span><text:span text:style-name="T2">Еж</text:span><text:span text:style-name="T7">, Па</text:span>;</text:p>
              </text:list-item>
              <text:list-item>
                <text:p text:style-name="P6"><text:span text:style-name="T8">Объем полости 1 гидропривода</text:span><text:span text:style-name="T7"> </text:span><text:span text:style-name="T10">Vp</text:span><text:span text:style-name="T9">1</text:span><text:span text:style-name="T7">, м^3;</text:span></text:p>
              </text:list-item>
              <text:list-item>
                <text:p text:style-name="P6"><text:span text:style-name="T8">Объем полости 2 гидропривода</text:span><text:span text:style-name="T7"> </text:span><text:span text:style-name="T10">Vp</text:span><text:span text:style-name="T9">2</text:span><text:span text:style-name="T7">, м^3;</text:span></text:p>
              </text:list-item>
              <text:list-item>
                <text:p text:style-name="P6"><text:span text:style-name="T8">Максимальное давление в полостях гидропривода </text:span><text:span text:style-name="T6">Pmax</text:span><text:span text:style-name="T7">, Па</text:span>;</text:p>
              </text:list-item>
              <text:list-item>
                <text:p text:style-name="P6"><text:span text:style-name="T8">Минимальное давление в полостях гидропривода </text:span><text:span text:style-name="T6">Pmin</text:span><text:span text:style-name="T7">, Па</text:span>;</text:p>
              </text:list-item>
              <text:list-item>
                <text:p text:style-name="P6"><text:span text:style-name="T8">Начальное значение объема сжатия </text:span><text:span text:style-name="T10">Vp</text:span><text:span text:style-name="T9">01</text:span><text:span text:style-name="T7"> </text:span><text:span text:style-name="T8">в полости 1 гидропривода</text:span><text:span text:style-name="T7">, м^3</text:span>;</text:p>
              </text:list-item>
              <text:list-item>
                <text:p text:style-name="P6"><text:span text:style-name="T8">Начальное значение объема сжатия </text:span><text:span text:style-name="T10">Vp</text:span><text:span text:style-name="T9">02</text:span><text:span text:style-name="T7"> </text:span><text:span text:style-name="T8">в полости 2 гидропривода</text:span><text:span text:style-name="T7">, м^3</text:span>. </text:p>
              </text:list-item>
            </text:list>
            <text:p text:style-name="P3"><text:span text:style-name="T4">Примечания</text:span>: </text:p>
            <text:p text:style-name="P3">1. Если какие-то именованные параметры математической модели в процессе моделирования изменяются, то в <text:span text:style-name="T2">Редакторе глобальных параметров Проекта </text:span>должны быть реализованы соответствующие расчетные соотношения. </text:p>
            <text:p text:style-name="P3">2. Если применена модель приводного двигателя неограниченной мощности, то необходимо считать, что <text:span text:style-name="T2">O</text:span><text:span text:style-name="T6">m</text:span><text:span text:style-name="T2">n</text:span> <text:span text:style-name="T1">= </text:span><text:span text:style-name="T5">C</text:span>onst. </text:p>
            <text:p text:style-name="P3">3. Если применена модель при работе насоса от вала отбора мощности тепловых двигателей, скорость которых изменяется в широких пределах, то <text:span text:style-name="T2">O</text:span><text:span text:style-name="T6">m</text:span><text:span text:style-name="T2">n </text:span><text:span text:style-name="T1">= </text:span><text:span text:style-name="T5">V</text:span>ar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асос с подпиткой</dc:title>
    <dc:date>2014-12-09T23:50:42.38</dc:date>
    <meta:generator>OpenOffice/4.1.1$Win32 OpenOffice.org_project/411m6$Build-9775</meta:generator>
    <meta:editing-duration>PT3H8M59S</meta:editing-duration>
    <meta:editing-cycles>83</meta:editing-cycles>
    <meta:print-date>2011-11-10T16:21:48.35</meta:print-date>
    <meta:document-statistic meta:table-count="1" meta:image-count="2" meta:object-count="0" meta:page-count="2" meta:paragraph-count="36" meta:word-count="365" meta:character-count="2723"/>
    <meta:user-defined meta:name="Поле 1"/>
    <meta:user-defined meta:name="Поле 2"/>
    <meta:user-defined meta:name="Поле 3"/>
    <meta:user-defined meta:name="Поле 4"/>
  </office:meta>
</office:document-meta>
</file>